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officeooo:rsid="00060edc"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5"><text:s/>there will be a councillor who will get in contact with you either tomorrow or the day after. <text:s/>We will of course continue to carry out further tests and monitor her, but this will mostly conducted <text:s/>by the clinic.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2:54:26.835697549</dc:date>
    <meta:editing-cycles>8</meta:editing-cycles>
    <meta:editing-duration>PT1H1M25S</meta:editing-duration>
    <dc:creator>Pete Curati</dc:creator>
    <meta:document-statistic meta:table-count="0" meta:image-count="0" meta:object-count="0" meta:page-count="1" meta:paragraph-count="6" meta:word-count="504" meta:character-count="2743" meta:non-whitespace-character-count="2225"/>
    <meta:user-defined meta:name="Info 1"/>
    <meta:user-defined meta:name="Info 2"/>
    <meta:user-defined meta:name="Info 3"/>
    <meta:user-defined meta:name="Info 4"/>
  </office:meta>
</office:document-meta>
</file>